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Table1" style:family="table">
      <style:table-properties style:width="6.8674in" fo:margin-top="0in" fo:margin-bottom="0in" table:align="center" style:writing-mode="lr-tb"/>
    </style:style>
    <style:style style:name="Table1.A" style:family="table-column">
      <style:table-column-properties style:column-width="1.5729in"/>
    </style:style>
    <style:style style:name="Table1.B" style:family="table-column">
      <style:table-column-properties style:column-width="3.8986in"/>
    </style:style>
    <style:style style:name="Table1.C" style:family="table-column">
      <style:table-column-properties style:column-width="1.395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padding-left="0.3in" fo:padding-right="0.075in" fo:padding-top="0in" fo:padding-bottom="0in" fo:border="none"/>
    </style:style>
    <style:style style:name="Table1.5" style:family="table-row">
      <style:table-row-properties style:min-row-height="0.2222in" fo:keep-together="auto"/>
    </style:style>
    <style:style style:name="Table1.6" style:family="table-row">
      <style:table-row-properties style:min-row-height="1.1806in" fo:keep-together="auto"/>
    </style:style>
    <style:style style:name="Table1.8" style:family="table-row">
      <style:table-row-properties style:min-row-height="0.8056in" fo:keep-together="auto"/>
    </style:style>
    <style:style style:name="P1" style:family="paragraph" style:parent-style-name="Standard" style:master-page-name="Standard">
      <style:paragraph-properties fo:margin-top="0.0835in" fo:margin-bottom="0in" loext:contextual-spacing="false" style:page-number="1"/>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left="0.0417in" fo:margin-right="0in" fo:margin-top="0.0835in" fo:margin-bottom="0in" loext:contextual-spacing="false" fo:text-indent="0in" style:auto-text-indent="false"/>
    </style:style>
    <style:style style:name="P5" style:family="paragraph" style:parent-style-name="Standard">
      <style:paragraph-properties fo:margin-left="0.0417in" fo:margin-right="0in" fo:margin-top="0.0835in" fo:margin-bottom="0in" loext:contextual-spacing="false" fo:line-height="100%" fo:text-indent="0in" style:auto-text-indent="false"/>
    </style:style>
    <style:style style:name="P6" style:family="paragraph" style:parent-style-name="Standard">
      <style:paragraph-properties fo:margin-left="0.0417in" fo:margin-right="0in" fo:margin-top="0in" fo:margin-bottom="0in" loext:contextual-spacing="false" fo:line-height="100%" fo:text-indent="0in" style:auto-text-indent="false"/>
    </style:style>
    <style:style style:name="P7" style:family="paragraph" style:parent-style-name="Standard">
      <style:paragraph-properties fo:margin-left="-0.2398in" fo:margin-right="0.1252in" fo:margin-top="0.0835in" fo:margin-bottom="0in" loext:contextual-spacing="false" fo:text-indent="0in" style:auto-text-indent="false"/>
    </style:style>
    <style:style style:name="P8" style:family="paragraph" style:parent-style-name="Standard">
      <style:paragraph-properties fo:margin-left="0.0626in" fo:margin-right="0in" fo:margin-top="0.0835in" fo:margin-bottom="0in" loext:contextual-spacing="false" fo:text-indent="0in" style:auto-text-indent="false"/>
    </style:style>
    <style:style style:name="P9" style:family="paragraph" style:parent-style-name="Standard">
      <style:paragraph-properties fo:margin-left="0.1146in" fo:margin-right="0in" fo:margin-top="0in" fo:margin-bottom="0in" loext:contextual-spacing="false" fo:line-height="100%" fo:text-indent="0in" style:auto-text-indent="false"/>
    </style:style>
    <style:style style:name="P10" style:family="paragraph" style:parent-style-name="Standard">
      <style:paragraph-properties fo:margin-left="0.1146in" fo:margin-right="0in" fo:margin-top="0.0835in" fo:margin-bottom="0in" loext:contextual-spacing="false" fo:text-indent="0in" style:auto-text-indent="false"/>
    </style:style>
    <style:style style:name="P11" style:family="paragraph" style:parent-style-name="Standard">
      <style:paragraph-properties fo:margin-left="-0.1146in" fo:margin-right="0.1252in" fo:margin-top="0.0835in" fo:margin-bottom="0in" loext:contextual-spacing="false" fo:text-indent="-0.1252in" style:auto-text-indent="false"/>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1563in" fo:margin-right="0.1252in" fo:margin-top="0.0835in" fo:margin-bottom="0in" loext:contextual-spacing="false" fo:text-indent="0in" style:auto-text-indent="false"/>
    </style:style>
    <style:style style:name="P14" style:family="paragraph" style:parent-style-name="Standard">
      <style:paragraph-properties fo:margin-left="0.1563in" fo:margin-right="0.1252in" fo:margin-top="0.0835in" fo:margin-bottom="0in" loext:contextual-spacing="false" fo:line-height="100%" fo:text-indent="0in" style:auto-text-indent="false"/>
      <style:text-properties fo:color="#655f5f"/>
    </style:style>
    <style:style style:name="P15" style:family="paragraph" style:parent-style-name="Standard">
      <style:paragraph-properties fo:margin-left="0.1563in" fo:margin-right="0.1252in" fo:margin-top="0.0835in" fo:margin-bottom="0in" loext:contextual-spacing="false" fo:line-height="100%" fo:text-indent="0in" style:auto-text-indent="false"/>
    </style:style>
    <style:style style:name="P16" style:family="paragraph" style:parent-style-name="Standard">
      <style:paragraph-properties fo:margin-top="0in" fo:margin-bottom="1in" loext:contextual-spacing="false" fo:line-height="115%"/>
    </style:style>
    <style:style style:name="P17" style:family="paragraph" style:parent-style-name="Standard">
      <style:paragraph-properties fo:margin-top="0in" fo:margin-bottom="0.111in" loext:contextual-spacing="false" fo:line-height="108%"/>
    </style:style>
    <style:style style:name="P18" style:family="paragraph" style:parent-style-name="Heading_20_1">
      <style:paragraph-properties fo:margin-top="0.0835in" fo:margin-bottom="0in" loext:contextual-spacing="false" fo:text-align="start" style:justify-single-word="false"/>
    </style:style>
    <style:style style:name="P19" style:family="paragraph" style:parent-style-name="Heading_20_1">
      <style:paragraph-properties fo:margin-left="0in" fo:margin-right="0.1252in" fo:margin-top="0.0835in" fo:margin-bottom="0in" loext:contextual-spacing="false" fo:text-indent="0in" style:auto-text-indent="false"/>
    </style:style>
    <style:style style:name="P20" style:family="paragraph" style:parent-style-name="Heading_20_1">
      <style:paragraph-properties fo:margin-left="0.0626in" fo:margin-right="0in" fo:margin-top="0.0835in" fo:margin-bottom="0in" loext:contextual-spacing="false" fo:text-indent="0in" style:auto-text-indent="false"/>
    </style:style>
    <style:style style:name="P21" style:family="paragraph" style:parent-style-name="Heading_20_1">
      <style:paragraph-properties fo:margin-left="0.1146in" fo:margin-right="0in" fo:margin-top="0.0835in" fo:margin-bottom="0in" loext:contextual-spacing="false" fo:text-align="start" style:justify-single-word="false" fo:text-indent="0in" style:auto-text-indent="false"/>
    </style:style>
    <style:style style:name="P22" style:family="paragraph" style:parent-style-name="Subtitle">
      <style:paragraph-properties fo:margin-top="0.0835in" fo:margin-bottom="0.111in" loext:contextual-spacing="false"/>
    </style:style>
    <style:style style:name="T1" style:family="text">
      <style:text-properties fo:color="#6bb446" fo:font-size="14pt" fo:font-weight="bold" style:font-size-asian="14pt" style:font-weight-asian="bold" style:font-size-complex="14pt"/>
    </style:style>
    <style:style style:name="T2" style:family="text">
      <style:text-properties fo:color="#767171"/>
    </style:style>
    <style:style style:name="T3" style:family="text">
      <style:text-properties fo:color="#0563c1" style:text-underline-style="solid" style:text-underline-width="auto" style:text-underline-color="font-color"/>
    </style:style>
    <style:style style:name="T4" style:family="text">
      <style:text-properties fo:color="#1155cc" style:text-underline-style="solid" style:text-underline-width="auto" style:text-underline-color="font-color"/>
    </style:style>
    <style:style style:name="T5" style:family="text">
      <style:text-properties fo:color="#404040" fo:font-size="10pt" fo:font-weight="bold" style:font-size-asian="10pt" style:font-weight-asian="bold" style:font-size-complex="10pt"/>
    </style:style>
    <style:style style:name="T6" style:family="text">
      <style:text-properties fo:color="#655f5f" fo:font-size="9pt" style:font-size-asian="9pt" style:font-size-complex="9pt"/>
    </style:style>
    <style:style style:name="T7" style:family="text">
      <style:text-properties fo:color="#655f5f"/>
    </style:style>
    <style:style style:name="T8" style:family="text">
      <style:text-properties fo:font-weight="bold" style:font-weight-asian="bold"/>
    </style:style>
    <style:style style:name="T9" style:family="text">
      <style:text-properties style:text-position="super 58%"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cdonny R. Saintil</text:span></text:p>
      <text:p text:style-name="P22">Software Developer</text:p>
      <text:p text:style-name="P2"><text:span text:style-name="T2">Github: </text:span><text:a xlink:type="simple" xlink:href="https://github.com/Macdonny" text:style-name="Internet_20_link" text:visited-style-name="Visited_20_Internet_20_Link"><text:span text:style-name="T3">https://github.com/Macdonny</text:span></text:a></text:p>
      <text:p text:style-name="P2"><text:span text:style-name="T2">LinkedIn: </text:span><text:a xlink:type="simple" xlink:href="http://bit.ly/2kyad8s" text:style-name="Internet_20_link" text:visited-style-name="Visited_20_Internet_20_Link"><text:span text:style-name="T3">http://bit.ly/2kyad8s</text:span></text:a><text:span text:style-name="T2"> </text:span></text:p>
      <text:p text:style-name="P2"><text:span text:style-name="T2">Email: </text:span><text:a xlink:type="simple" xlink:href="mailto:macdonnysaintil@gmail.com" text:style-name="Internet_20_link" text:visited-style-name="Visited_20_Internet_20_Link"><text:span text:style-name="T3">macdonnysaintil@gmail.com</text:span></text:a></text:p>
      <text:p text:style-name="P2">Website: <text:a xlink:type="simple" xlink:href="https://macdonny.github.io" text:style-name="Internet_20_link" text:visited-style-name="Visited_20_Internet_20_Link"><text:span text:style-name="T4">https://macdonny.github.io</text:span></text:a> </text:p>
      <text:p text:style-name="P2"><text:span text:style-name="T2">Phone: (678) 480-1787</text:span></text:p>
      <text:p text:style-name="P2"><text:span text:style-name="T2">Address: 721 Willow Bend Drive Jonesboro, GA</text:span></text:p>
      <text:p text:style-name="P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8">EDUCATION</text:p>
          </table:table-cell>
          <table:table-cell table:style-name="Table1.B1" office:value-type="string">
            <text:p text:style-name="P19"/>
          </table:table-cell>
          <table:table-cell table:style-name="Table1.A1" office:value-type="string">
            <text:p text:style-name="P20"/>
          </table:table-cell>
        </table:table-row>
        <table:table-row table:style-name="Table1.1">
          <table:table-cell table:style-name="Table1.A1" office:value-type="string">
            <text:p text:style-name="P5"><text:span text:style-name="T5">GEORGIA STATE UNIVERSITY </text:span></text:p>
            <text:p text:style-name="P6"><text:span text:style-name="T6">AUGUST 2013 – <text:s/>MAY 2018</text:span></text:p>
          </table:table-cell>
          <table:table-cell table:style-name="Table1.B1" office:value-type="string">
            <text:p text:style-name="P7"><text:span text:style-name="T5">BACHELOR OF SCIENCE, COMPUTER SCIENCE</text:span></text:p>
          </table:table-cell>
          <table:table-cell table:style-name="Table1.A1" office:value-type="string">
            <text:p text:style-name="P8"/>
          </table:table-cell>
        </table:table-row>
        <table:table-row table:style-name="Table1.1">
          <table:table-cell table:style-name="Table1.A1" office:value-type="string">
            <text:p text:style-name="P18"><text:bookmark text:name="_gjdgxs"/>EXPERIENCE</text:p>
          </table:table-cell>
          <table:table-cell table:style-name="Table1.B1" office:value-type="string">
            <text:p text:style-name="P7"/>
          </table:table-cell>
          <table:table-cell table:style-name="Table1.A1" office:value-type="string">
            <text:p text:style-name="P21">LANGUAGES</text:p>
          </table:table-cell>
        </table:table-row>
        <table:table-row table:style-name="Table1.1">
          <table:table-cell table:style-name="Table1.A1" office:value-type="string">
            <text:p text:style-name="P5"><text:span text:style-name="T5">UPS </text:span></text:p>
            <text:p text:style-name="P6"><text:span text:style-name="T6">FEBRUARY 2017 – PRESENT</text:span></text:p>
          </table:table-cell>
          <table:table-cell table:style-name="Table1.B1" office:value-type="string">
            <text:p text:style-name="P7"><text:span text:style-name="T5">DEVOPS COOP</text:span></text:p>
            <text:p text:style-name="P7">• <text:span text:style-name="T7">Worked with Docker to create containerized applications to improve UPS DevOps process</text:span></text:p>
          </table:table-cell>
          <table:table-cell table:style-name="Table1.A1" office:value-type="string">
            <text:p text:style-name="P9"><text:span text:style-name="T7">Python, PHP, Java, SQL, JavaScript, HTML5, CSS3</text:span></text:p>
          </table:table-cell>
        </table:table-row>
        <table:table-row table:style-name="Table1.5">
          <table:table-cell table:style-name="Table1.A1" table:number-rows-spanned="2" office:value-type="string">
            <text:p text:style-name="P5"><text:span text:style-name="T5">CITYWITS</text:span></text:p>
            <text:p text:style-name="P6"><text:span text:style-name="T6">NOVEMBER 2014 – PRESENT</text:span></text:p>
          </table:table-cell>
          <table:table-cell table:style-name="Table1.B1" table:number-rows-spanned="2" office:value-type="string">
            <text:p text:style-name="P7"><text:span text:style-name="T5">CO-FOUNDER, SOFTWARE DEVELOPER</text:span></text:p>
            <text:p text:style-name="P11">• Developed a web application to enable various types of businesses to simply advertise discounts through various social media platforms and receive vital statistical insights for business growth</text:p>
            <text:p text:style-name="P11">• Used Django, Django REST Framework, OAuth2 and MySQL to create the backend API. AngularJS and Bootstrap to create a responsive frontend.</text:p>
            <text:p text:style-name="P11">• Implemented security measures for our web application such as CSRF protection, CORS, and simple user authentication</text:p>
            <text:p text:style-name="P11">• Agile development. Brainstorm business ideas then quickly iterating over those ideas to improve our product and business plan.</text:p>
          </table:table-cell>
          <table:table-cell table:style-name="Table1.A1" office:value-type="string">
            <text:p text:style-name="P21"><text:bookmark text:name="_30j0zll"/>TECHNOLOGIES AND SKILLS</text:p>
          </table:table-cell>
        </table:table-row>
        <table:table-row table:style-name="Table1.6">
          <table:covered-table-cell/>
          <table:covered-table-cell/>
          <table:table-cell table:style-name="Table1.A1" office:value-type="string">
            <text:p text:style-name="P9"><text:bookmark text:name="_1fob9te"/>Agile Scrum, Team Lead, Django, Django Rest Framework, AngularJS, Ionic Framework, Hadoop, Docker, DevOps, Linux, NodeJS, Android, Apache, Git, APIs, DevOps</text:p>
          </table:table-cell>
        </table:table-row>
        <table:table-row table:style-name="Table1.5">
          <table:table-cell table:style-name="Table1.A1" table:number-rows-spanned="2" office:value-type="string">
            <text:p text:style-name="P5"><text:span text:style-name="T5">FREELANCE <text:s/></text:span></text:p>
            <text:p text:style-name="P6"><text:span text:style-name="T6">AUGUST 2015 – DECEMBER 2016</text:span></text:p>
          </table:table-cell>
          <table:table-cell table:style-name="Table1.B1" table:number-rows-spanned="2" office:value-type="string">
            <text:p text:style-name="P7"><text:span text:style-name="T5">FULL STACK DEVELOPER</text:span></text:p>
            <text:p text:style-name="P11">• Managed client web sites and complete multiple tasks by deadlines, and conduct weekly client evaluation meetings </text:p>
            <text:p text:style-name="P11">• Brainstormed creative features to implement on client's responsive website</text:p>
            <text:p text:style-name="P11">• Refurbished client’s mobile web sites using PHP, HTML, CSS, and JavaScript</text:p>
          </table:table-cell>
          <table:table-cell table:style-name="Table1.A1" office:value-type="string">
            <text:p text:style-name="P21">INVOLVEMENT</text:p>
          </table:table-cell>
        </table:table-row>
        <table:table-row table:style-name="Table1.8">
          <table:covered-table-cell/>
          <table:covered-table-cell/>
          <table:table-cell table:style-name="Table1.A1" office:value-type="string">
            <text:p text:style-name="P9"><text:span text:style-name="T8">3</text:span><text:span text:style-name="T9">rd</text:span><text:span text:style-name="T8"> place overall at HackATL Hackathon</text:span></text:p>
            <text:p text:style-name="P15">• <text:span text:style-name="T7">Created an Android app that helps track and manage a user’s daily nutritional intake using Microsoft Azure Machine Learning and Clarifai API.</text:span></text:p>
            <text:p text:style-name="P14"/>
          </table:table-cell>
        </table:table-row>
        <table:table-row table:style-name="Table1.1">
          <table:table-cell table:style-name="Table1.A1" office:value-type="string">
            <text:p text:style-name="P5"><text:span text:style-name="T5">MANHATTAN ASSOCIATES</text:span></text:p>
            <text:p text:style-name="P6"><text:span text:style-name="T6">JANUARY 2016 – MAY 2016</text:span></text:p>
          </table:table-cell>
          <table:table-cell table:style-name="Table1.B1" office:value-type="string">
            <text:p text:style-name="P7"><text:span text:style-name="T5">RESEARCH AND DEVELOPMENT COOP</text:span></text:p>
            <text:p text:style-name="P11">• Part of the R&amp;D Integration Unit. Worked with another Coop to develop a web application with JSP MVC that would pull configuration settings from Red Hat JBOSS, Apache Tomcat, and IBM Web Sphere Servers to detect configuration errors by comparing those configurations to an XML file</text:p>
            <text:p text:style-name="P11">• Deployed the web application on a Linux machine with a Tomcat web server. Also, trained on the basics of Supply Chain Intelligence and Inventory optimization.</text:p>
          </table:table-cell>
          <table:table-cell table:style-name="Table1.A1" office:value-type="string">
            <text:p text:style-name="P10"><text:span text:style-name="T8">PantherHackers</text:span></text:p>
            <text:p text:style-name="P13">• <text:span text:style-name="T7">Tech Committee</text:span></text:p>
            <text:p text:style-name="P13">• <text:span text:style-name="T7">Compete at Hackathons</text:span></text:p>
          </table:table-cell>
        </table:table-row>
        <table:table-row table:style-name="Table1.1">
          <table:table-cell table:style-name="Table1.A1" office:value-type="string">
            <text:p text:style-name="P5"><text:span text:style-name="T5">LAMP CAMP</text:span></text:p>
            <text:p text:style-name="P6"><text:span text:style-name="T6">MAY 2015 – AUGUST 2015</text:span></text:p>
          </table:table-cell>
          <table:table-cell table:style-name="Table1.B1" office:value-type="string">
            <text:p text:style-name="P7"><text:span text:style-name="T5">SOFTWARE DEVELOPER, TEAM LEAD</text:span></text:p>
            <text:p text:style-name="P11"><text:span text:style-name="T2">• Developed an e-commerce pipeline that tracked an order from ordering to shipping station using Linux, Apache, MySQL, and PHP along with a Custom PHP MVC framework.</text:span></text:p>
            <text:p text:style-name="P11"><text:span text:style-name="T2">• Created and implemented complex e-commerce business software solutions dealing with shipment logistics, sale orders, and shipment fulfillment</text:span></text:p>
            <text:p text:style-name="P11"><text:span text:style-name="T2">• Delegated work to each developer within our cabin. Our developer cabin used Agile Methodologies (Scrum). Managed our team master Git branch.</text:span></text:p>
          </table:table-cell>
          <table:table-cell table:style-name="Table1.A1" office:value-type="string">
            <text:p text:style-name="P8"/>
          </table:table-cell>
        </table:table-row>
      </table:table>
      <text:section text:style-name="Sect1" text:name="TextSection">
        <text:p text:style-name="P1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6c6666"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0835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6c6666"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0835in" fo:margin-bottom="0in" loext:contextual-spacing="false" fo:line-height="100%" fo:text-align="center" style:justify-single-word="false" fo:keep-together="auto" fo:orphans="0" fo:widows="0" fo:text-indent="0in" style:auto-text-indent="false" fo:padding="0in" fo:border="none" fo:keep-with-next="auto"/>
      <style:text-properties fo:font-variant="small-caps" fo:color="#6bb446"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2" style:display-name="Heading 2" style:family="paragraph" style:parent-style-name="normal" style:next-style-name="Standard" style:default-outline-level="" style:class="text">
      <style:paragraph-properties fo:margin-left="0in" fo:margin-right="0in" fo:margin-top="0.0835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c55911"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3" style:display-name="Heading 3" style:family="paragraph" style:parent-style-name="normal" style:next-style-name="Standard" style:default-outline-level="" style:class="text">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262626" style:text-line-through-style="none" style:text-line-through-type="none" style:text-position="0% 100%" style:font-name="Calibri" fo:font-family="Calibri" style:font-family-generic="roman" style:font-pitch="variabl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6c6666"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6c6666"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6c6666"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6c6666"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0835in" fo:margin-bottom="0.111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5a5a5a" style:text-line-through-style="none" style:text-line-through-type="none" style:text-position="0% 100%" style:font-name="Calibri" fo:font-family="Calibri" style:font-family-generic="roman" style:font-pitch="variabl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1in" loext:contextual-spacing="false" fo:line-height="115%"/>
    </style:style>
    <style:page-layout style:name="Mpm1">
      <style:page-layout-properties fo:page-width="8.278in" fo:page-height="11.6929in" style:num-format="1" style:print-orientation="portrait" fo:margin-top="0.6528in" fo:margin-bottom="0.5in" fo:margin-left="0.7083in" fo:margin-right="0.722in" fo:background-color="#ffffff" style:writing-mode="lr-tb" style:layout-grid-color="#c0c0c0" style:layout-grid-lines="2754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51" meta:word-count="426" meta:character-count="2935" meta:non-whitespace-character-count="2546"/>
    <meta:generator>LibreOfficeDev/5.1.0.3$Linux_X86_64 LibreOffice_project/</meta:generator>
  </office:meta>
</office:document-meta>
</file>